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13" table:default-cell-style-name="Default"/>
        <table:table-column table:style-name="co4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,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,5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4,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0,38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string" calcext:value-type="string">
            <text:p>71,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BD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0,91</text:p>
          </table:table-cell>
          <table:table-cell table:style-name="ce4" office:value-type="string" calcext:value-type="string">
            <text:p>0,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